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9468" officeooo:paragraph-rsid="00159468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59e9" officeooo:paragraph-rsid="001a59e9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5992e" officeooo:paragraph-rsid="0015992e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5b2da" officeooo:paragraph-rsid="0015b2da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5c73a" officeooo:paragraph-rsid="0015c73a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6c6fa" officeooo:paragraph-rsid="0016c6fa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a59e9" officeooo:paragraph-rsid="001a59e9"/>
    </style:style>
    <style:style style:name="P8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159468" officeooo:paragraph-rsid="00159468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officeooo:rsid="0015992e" officeooo:paragraph-rsid="0015992e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text-underline-style="none" officeooo:rsid="0015992e" officeooo:paragraph-rsid="0015992e"/>
    </style:style>
    <style:style style:name="T1" style:family="text">
      <style:text-properties officeooo:rsid="0015b2da"/>
    </style:style>
    <style:style style:name="T2" style:family="text">
      <style:text-properties officeooo:rsid="0015c73a"/>
    </style:style>
    <style:style style:name="T3" style:family="text">
      <style:text-properties officeooo:rsid="001a0da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s fonctions d’entreprise</text:p>
      <text:p text:style-name="P8">Exercice gestion de stock</text:p>
      <text:p text:style-name="P1"/>
      <text:p text:style-name="P3"/>
      <text:p text:style-name="P3"/>
      <text:p text:style-name="P3">1) Calcul valeur de chaque commande mensuelle :</text:p>
      <text:p text:style-name="P3"><text:tab/>Valeur conso par an / 12 = 11700/12 = 975 euros</text:p>
      <text:p text:style-name="P3"/>
      <text:p text:style-name="P3">Nombre de composant commandé :</text:p>
      <text:p text:style-name="P3"><text:tab/>Valeur d’une commande/ prix d’un composant = 975/9.75 = 100 composant</text:p>
      <text:p text:style-name="P3"/>
      <text:p text:style-name="P3">Coût total annuel de stockage :</text:p>
      <text:p text:style-name="P3"><text:tab/>Coût lancement des commandes + Coût d’entretien du stockage</text:p>
      <text:p text:style-name="P3"><text:tab/>= 12 * 24,40 + <text:span text:style-name="T1">(11700*0.15)/(2*12)</text:span></text:p>
      <text:p text:style-name="P3"/>
      <text:p text:style-name="P9">Stock Moyen :</text:p>
      <text:p text:style-name="P10"><text:tab/>Si on passe une commande dans l’année :</text:p>
      <text:p text:style-name="P10"><text:tab/><text:tab/><text:tab/>Stock Moyen = (Stock initial + Stock final) /2</text:p>
      <text:p text:style-name="P10"><text:tab/><text:tab/><text:tab/><text:tab/><text:tab/>= (1200+0)/2=600</text:p>
      <text:p text:style-name="P10"><text:tab/>Pour 2 commandes = (600+0)/2 = 300</text:p>
      <text:p text:style-name="P10"><text:tab/>Pour 3 commandes = (400+0)/2= 200</text:p>
      <text:p text:style-name="P10"/>
      <text:p text:style-name="P10">Donc Stock moyen = <text:span text:style-name="T1">Commande annuelle/2N</text:span></text:p>
      <text:p text:style-name="P3"/>
      <text:p text:style-name="P4">2) <text:span text:style-name="T2">Coût total = Pl*N+(C*Pe)/(2*N)</text:span></text:p>
      <text:p text:style-name="P4"/>
      <text:p text:style-name="P5">On cherche N tel que CT minimum</text:p>
      <text:p text:style-name="P5"/>
      <text:p text:style-name="P6">CT’=Pl-(C*Pe)/2N²</text:p>
      <text:p text:style-name="P6"><text:s text:c="3"/>N<text:span text:style-name="T3">=</text:span><draw:frame draw:style-name="fr1" draw:name="Objet1" text:anchor-type="as-char" svg:y="-0.425cm" svg:width="3.044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2">Exercice 2</text:p>
      <text:p text:style-name="P7">Mon entreprise consomme 10800 unités d’un produit, chaque unité coûtes 10euros , coût de lancement d’une commande 300 euros, coût de possesions 20 %</text:p>
      <text:p text:style-name="P7">Calculer : 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6:36:26.765900417</meta:creation-date>
    <dc:date>2022-09-28T17:23:13.879966537</dc:date>
    <meta:editing-duration>PT34M45S</meta:editing-duration>
    <meta:editing-cycles>7</meta:editing-cycles>
    <meta:generator>LibreOffice/7.3.6.2$Linux_X86_64 LibreOffice_project/30$Build-2</meta:generator>
    <meta:document-statistic meta:table-count="0" meta:image-count="0" meta:object-count="1" meta:page-count="1" meta:paragraph-count="23" meta:word-count="147" meta:character-count="858" meta:non-whitespace-character-count="716"/>
  </office:meta>
</office:document-meta>
</file>

<file path=Object 1/content.xml><?xml version="1.0" encoding="utf-8"?>
<math xmlns="http://www.w3.org/1998/Math/MathML" display="block">
  <semantics>
    <mrow>
      <msqrt>
        <mrow>
          <mrow>
            <mrow>
              <mrow>
                <mo fence="true" form="prefix" stretchy="false">(</mo>
                <mrow>
                  <mrow>
                    <mi>c</mi>
                    <mo stretchy="false">∗</mo>
                    <mi mathvariant="italic">Pe</mi>
                  </mrow>
                </mrow>
                <mo fence="true" form="postfix" stretchy="false">)</mo>
              </mrow>
              <mo stretchy="false">/</mo>
              <mn>2</mn>
            </mrow>
            <mi mathvariant="italic">Pl</mi>
          </mrow>
          <mrow/>
        </mrow>
      </msqrt>
      <mrow/>
    </mrow>
    <annotation encoding="StarMath 5.0">sqrt{(c*Pe)/2Pl)} </annotation>
  </semantics>
</math>
</file>